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/ Partie visiteurs:</text:p>
      <text:p text:style-name="P1"/>
      <text:p text:style-name="P2">-Page d'accueil</text:p>
      <text:p text:style-name="P2">-Page des chapitres</text:p>
      <text:p text:style-name="P2">-Page d'un chaptire</text:p>
      <text:p text:style-name="P2">-Ajouter un commentaire</text:p>
      <text:p text:style-name="P2">-Signaler un commentaire (on reverra en partie administrateur)</text:p>
      <text:p text:style-name="P2"/>
      <text:p text:style-name="P1">II/ Partie administrateur:</text:p>
      <text:p text:style-name="P2"/>
      <text:p text:style-name="P2">-Se connecter</text:p>
      <text:p text:style-name="P2">-Page d'administration ( totalement similaire à la page des chapitres exceptés les commandes d'administration en plus sur la page d'administrations)</text:p>
      <text:p text:style-name="P2">-Ajouter un chapitre (utilisation d'une interface permettant de modifier le style du texte en utilisant TinyMCE)</text:p>
      <text:p text:style-name="P2">-Editer un chapitre (pas de changement de date lors d'une édition)</text:p>
      <text:p text:style-name="P2">-Supprimer un chapitre</text:p>
      <text:p text:style-name="P2">Commentaires signalés:</text:p>
      <text:p text:style-name="P2"><text:tab/>-valider un commentaire</text:p>
      <text:p text:style-name="P2"><text:tab/>-supprimer un commentaire</text:p>
      <text:p text:style-name="P2"/>
      <text:p text:style-name="P1">III/ Partie code:</text:p>
      <text:p text:style-name="P1"/>
      <text:p text:style-name="P2">-Rangement des fichiers en modèle MVC</text:p>
      <text:p text:style-name="P2">-Les fichiers "Model" sont en orienté objet comme demandé</text:p>
      <text:p text:style-name="P2">-Utilisation de footer et header pour pouvoir mettre le même type de menu sur chaque page</text:p>
      <text:p text:style-name="P2">-Index permettant d'accéder aux différentes pages et actions du site</text:p>
      <text:p text:style-name="P2">-Et comme demander, le projet est sur Github si dans le futur un autre développeur veut travailler d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30S</meta:editing-duration>
    <meta:editing-cycles>8</meta:editing-cycles>
    <meta:generator>OpenOffice/4.1.0$Win32 OpenOffice.org_project/410m18$Build-9764</meta:generator>
    <dc:date>2019-05-19T20:47:01.36</dc:date>
    <meta:document-statistic meta:table-count="0" meta:image-count="0" meta:object-count="0" meta:page-count="1" meta:paragraph-count="21" meta:word-count="147" meta:character-count="989"/>
    <meta:user-defined meta:name="Info 1"/>
    <meta:user-defined meta:name="Info 2"/>
    <meta:user-defined meta:name="Info 3"/>
    <meta:user-defined meta:name="Info 4"/>
  </office:meta>
</office:document-meta>
</file>